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c0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5</text:p>
      <text:p text:style-name="Standard">I have now reached the point with this site where it is as functional as SNU 1. I can legitimately say I am browsing SNU. However, this is just the structure. The fun part comes later. However, I haven't outperformed the original SNU yet, however some of its content is finally over to the new site</text:p>
      <text:p text:style-name="Standard">Today, I worked on making alternates to the rich formatting versions of specific pages, increasing documentation, and working on blogs. I got a lot done again today as well. I also updated the site to version 3.04 and added Big Buck Bunny content in. Since I added over 10 gigabytes today, I have decided I will follow a new update schedule:</text:p>
      <text:p text:style-name="Standard">I will continue working on the site daily, but I can't make an entirely new version all the time. I can only make a new version every 4 months. This is to conserve the last 490 Gigabytes on my laptops hard drive. This is the way it will be until I get a new comp<text:span text:style-name="T1">ut</text:span>er or a better spot for memory</text:p>
      <text:p text:style-name="Standard">It's valentines day today btw</text:p>
      <text:p text:style-name="Standard">Sean Patrick Myrick on February 14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7:20:08.347000000</meta:creation-date>
    <dc:date>2019-02-15T17:21:20.943000000</dc:date>
    <meta:editing-duration>PT1M13S</meta:editing-duration>
    <meta:editing-cycles>1</meta:editing-cycles>
    <meta:document-statistic meta:table-count="0" meta:image-count="0" meta:object-count="0" meta:page-count="1" meta:paragraph-count="6" meta:word-count="196" meta:character-count="1031" meta:non-whitespace-character-count="841"/>
    <meta:generator>LibreOffice/6.1.2.1$Windows_X86_64 LibreOffice_project/65905a128db06ba48db947242809d14d3f9a93fe</meta:generator>
  </office:meta>
</office:document-meta>
</file>